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style:text-line-through-style="solid" style:text-line-through-type="single" officeooo:rsid="0071dc2f" officeooo:paragraph-rsid="0071dc2f"/>
    </style:style>
    <style:style style:name="P54" style:family="paragraph" style:parent-style-name="Text_20_body">
      <style:text-properties style:text-line-through-style="solid" style:text-line-through-type="single" officeooo:rsid="006a45c8" officeooo:paragraph-rsid="006a45c8"/>
    </style:style>
    <style:style style:name="P55" style:family="paragraph" style:parent-style-name="Text_20_body">
      <style:text-properties style:text-line-through-style="solid" style:text-line-through-type="single" officeooo:rsid="0072cc2a" officeooo:paragraph-rsid="0072cc2a"/>
    </style:style>
    <style:style style:name="P56" style:family="paragraph" style:parent-style-name="Text_20_body">
      <style:text-properties officeooo:rsid="00476b94" officeooo:paragraph-rsid="00476b94"/>
    </style:style>
    <style:style style:name="P57" style:family="paragraph" style:parent-style-name="Text_20_body">
      <style:text-properties officeooo:rsid="00476b94" officeooo:paragraph-rsid="0047cbf4"/>
    </style:style>
    <style:style style:name="P58" style:family="paragraph" style:parent-style-name="Text_20_body">
      <style:text-properties officeooo:rsid="0047cbf4" officeooo:paragraph-rsid="0049c86c"/>
    </style:style>
    <style:style style:name="P59" style:family="paragraph" style:parent-style-name="Text_20_body">
      <style:text-properties officeooo:rsid="0049c86c" officeooo:paragraph-rsid="004ae97c"/>
    </style:style>
    <style:style style:name="P60" style:family="paragraph" style:parent-style-name="Text_20_body">
      <style:text-properties officeooo:rsid="004ae97c" officeooo:paragraph-rsid="004ae97c"/>
    </style:style>
    <style:style style:name="P61" style:family="paragraph" style:parent-style-name="Text_20_body">
      <style:text-properties officeooo:rsid="005d813b" officeooo:paragraph-rsid="005d90db"/>
    </style:style>
    <style:style style:name="P62" style:family="paragraph" style:parent-style-name="Text_20_body">
      <style:text-properties officeooo:rsid="005d813b" officeooo:paragraph-rsid="00611e41"/>
    </style:style>
    <style:style style:name="P63" style:family="paragraph" style:parent-style-name="Text_20_body">
      <style:text-properties officeooo:rsid="005e00e6" officeooo:paragraph-rsid="005e00e6"/>
    </style:style>
    <style:style style:name="P64" style:family="paragraph" style:parent-style-name="Text_20_body">
      <style:text-properties officeooo:rsid="005f28c9" officeooo:paragraph-rsid="005f28c9"/>
    </style:style>
    <style:style style:name="P65" style:family="paragraph" style:parent-style-name="Text_20_body">
      <style:text-properties officeooo:rsid="00611e41" officeooo:paragraph-rsid="00611e41"/>
    </style:style>
    <style:style style:name="P66" style:family="paragraph" style:parent-style-name="Text_20_body">
      <style:text-properties officeooo:rsid="00638278" officeooo:paragraph-rsid="00638278"/>
    </style:style>
    <style:style style:name="P67" style:family="paragraph" style:parent-style-name="Text_20_body">
      <style:text-properties officeooo:rsid="00638278" officeooo:paragraph-rsid="0064b2d9"/>
    </style:style>
    <style:style style:name="P68" style:family="paragraph" style:parent-style-name="Text_20_body">
      <style:text-properties officeooo:rsid="00638278" officeooo:paragraph-rsid="0066a81d"/>
    </style:style>
    <style:style style:name="P69" style:family="paragraph" style:parent-style-name="Text_20_body">
      <style:text-properties officeooo:rsid="0067cda0" officeooo:paragraph-rsid="0067cda0"/>
    </style:style>
    <style:style style:name="P70" style:family="paragraph" style:parent-style-name="Text_20_body">
      <style:text-properties officeooo:rsid="00691367" officeooo:paragraph-rsid="00691367"/>
    </style:style>
    <style:style style:name="P71" style:family="paragraph" style:parent-style-name="Text_20_body">
      <style:text-properties officeooo:rsid="006a45c8" officeooo:paragraph-rsid="006a45c8"/>
    </style:style>
    <style:style style:name="P72" style:family="paragraph" style:parent-style-name="Text_20_body">
      <style:text-properties officeooo:rsid="006be2c5" officeooo:paragraph-rsid="006be2c5"/>
    </style:style>
    <style:style style:name="P73" style:family="paragraph" style:parent-style-name="Text_20_body">
      <style:text-properties style:text-line-through-style="none" style:text-line-through-type="none" officeooo:rsid="0075b7bf" officeooo:paragraph-rsid="0075b7bf"/>
    </style:style>
    <style:style style:name="P74" style:family="paragraph" style:parent-style-name="Text_20_body">
      <style:text-properties style:text-line-through-style="none" style:text-line-through-type="none" officeooo:rsid="0075b7bf" officeooo:paragraph-rsid="0077a77d"/>
    </style:style>
    <style:style style:name="P75" style:family="paragraph" style:parent-style-name="Text_20_body">
      <style:text-properties style:text-line-through-style="none" style:text-line-through-type="none" officeooo:rsid="0077a77d" officeooo:paragraph-rsid="0077a77d"/>
    </style:style>
    <style:style style:name="P76" style:family="paragraph" style:parent-style-name="Text_20_body">
      <style:text-properties style:text-line-through-style="none" style:text-line-through-type="none" officeooo:rsid="007919a8" officeooo:paragraph-rsid="007919a8"/>
    </style:style>
    <style:style style:name="P77" style:family="paragraph" style:parent-style-name="Text_20_body">
      <style:text-properties style:text-line-through-style="none" style:text-line-through-type="none" officeooo:rsid="007d5627" officeooo:paragraph-rsid="007d5627"/>
    </style:style>
    <style:style style:name="P78" style:family="paragraph" style:parent-style-name="Text_20_body">
      <style:text-properties fo:color="#000000" style:text-line-through-style="none" style:text-line-through-type="none" officeooo:rsid="007aaad3" officeooo:paragraph-rsid="007aaad3"/>
    </style:style>
    <style:style style:name="P79" style:family="paragraph" style:parent-style-name="Table_20_Contents">
      <style:text-properties officeooo:rsid="00638278" officeooo:paragraph-rsid="00638278"/>
    </style:style>
    <style:style style:name="P80" style:family="paragraph" style:parent-style-name="Table_20_Contents">
      <style:text-properties officeooo:paragraph-rsid="0064b2d9"/>
    </style:style>
    <style:style style:name="P81" style:family="paragraph" style:parent-style-name="Table_20_Contents">
      <style:text-properties officeooo:rsid="006a45c8" officeooo:paragraph-rsid="006a45c8"/>
    </style:style>
    <style:style style:name="P82" style:family="paragraph" style:parent-style-name="Table_20_Contents">
      <style:text-properties officeooo:rsid="006f47c0" officeooo:paragraph-rsid="006f47c0"/>
    </style:style>
    <style:style style:name="P83" style:family="paragraph" style:parent-style-name="Table_20_Contents">
      <style:text-properties officeooo:rsid="0070c79e" officeooo:paragraph-rsid="0070c79e"/>
    </style:style>
    <style:style style:name="P84" style:family="paragraph" style:parent-style-name="Table_20_Contents">
      <style:text-properties fo:color="#ce181e" officeooo:rsid="0070c79e" officeooo:paragraph-rsid="0070c79e"/>
    </style:style>
    <style:style style:name="P85" style:family="paragraph" style:parent-style-name="Table_20_Contents">
      <style:text-properties fo:color="#ce181e" officeooo:rsid="0073ce91" officeooo:paragraph-rsid="0073ce91"/>
    </style:style>
    <style:style style:name="P86" style:family="paragraph" style:parent-style-name="Standard">
      <style:text-properties officeooo:rsid="006a45c8" officeooo:paragraph-rsid="006a45c8"/>
    </style:style>
    <style:style style:name="P87" style:family="paragraph" style:parent-style-name="Table_20_Contents">
      <style:text-properties officeooo:rsid="0080947d" officeooo:paragraph-rsid="0080947d"/>
    </style:style>
    <style:style style:name="P88" style:family="paragraph" style:parent-style-name="Table_20_Contents">
      <style:text-properties officeooo:rsid="0082d951" officeooo:paragraph-rsid="0082d951"/>
    </style:style>
    <style:style style:name="P89" style:family="paragraph" style:parent-style-name="Table_20_Contents">
      <style:text-properties officeooo:rsid="00841a13" officeooo:paragraph-rsid="00841a13"/>
    </style:style>
    <style:style style:name="P90" style:family="paragraph" style:parent-style-name="Table_20_Contents">
      <style:text-properties officeooo:rsid="008516d2" officeooo:paragraph-rsid="008516d2"/>
    </style:style>
    <style:style style:name="P91" style:family="paragraph" style:parent-style-name="Table_20_Contents">
      <style:text-properties officeooo:rsid="008516d2" officeooo:paragraph-rsid="0086ec03"/>
    </style:style>
    <style:style style:name="P92" style:family="paragraph" style:parent-style-name="Text_20_body">
      <style:text-properties officeooo:rsid="007f2d10" officeooo:paragraph-rsid="007f2d10"/>
    </style:style>
    <style:style style:name="P93" style:family="paragraph" style:parent-style-name="Text_20_body">
      <style:text-properties officeooo:rsid="0084dfba" officeooo:paragraph-rsid="0084dfba"/>
    </style:style>
    <style:style style:name="P94" style:family="paragraph" style:parent-style-name="Text_20_body">
      <style:text-properties officeooo:rsid="0087e2c5" officeooo:paragraph-rsid="0087e2c5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  <style:style style:name="T13" style:family="text">
      <style:text-properties fo:color="#ce181e" officeooo:rsid="0062872b"/>
    </style:style>
    <style:style style:name="T14" style:family="text">
      <style:text-properties officeooo:rsid="0062872b"/>
    </style:style>
    <style:style style:name="T15" style:family="text">
      <style:text-properties officeooo:rsid="0064b2d9"/>
    </style:style>
    <style:style style:name="T16" style:family="text">
      <style:text-properties officeooo:rsid="006af34f"/>
    </style:style>
    <style:style style:name="T17" style:family="text">
      <style:text-properties officeooo:rsid="006e1ecb"/>
    </style:style>
    <style:style style:name="T18" style:family="text">
      <style:text-properties officeooo:rsid="0071dc2f"/>
    </style:style>
    <style:style style:name="T19" style:family="text">
      <style:text-properties officeooo:rsid="0072f235"/>
    </style:style>
    <style:style style:name="T20" style:family="text">
      <style:text-properties officeooo:rsid="0077a77d"/>
    </style:style>
    <style:style style:name="T21" style:family="text">
      <style:text-properties officeooo:rsid="007f53d4"/>
    </style:style>
    <style:style style:name="T22" style:family="text">
      <style:text-properties officeooo:rsid="00814df2"/>
    </style:style>
    <style:style style:name="T23" style:family="text">
      <style:text-properties officeooo:rsid="0086e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6">Check Riemann_solver</text:p>
      <text:p text:style-name="P57">w- = w+</text:p>
      <text:p text:style-name="P58">external state seems correct</text:p>
      <text:p text:style-name="P59"><text:soft-page-break/>t_total = 0, correct</text:p>
      <text:p text:style-name="P40"/>
      <text:p text:style-name="P60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61">Set all the boundaries as exact solution. Then tract the performance. </text:p>
      <text:p text:style-name="P63">Try cos wave, and set v = 0</text:p>
      <text:p text:style-name="P64">error explodes...</text:p>
      <text:p text:style-name="P65"><text:soft-page-break/>sep step == 1</text:p>
      <text:p text:style-name="P62"><text:span text:style-name="T12"><text:s/></text:span><text:span text:style-name="T13">v != 0</text:span><text:span text:style-name="T14"> </text:span></text:p>
      <text:p text:style-name="P66">t=0</text:p>
      <text:p text:style-name="P6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9">results</text:p>
          </table:table-cell>
          <table:table-cell table:style-name="Table3.B1" office:value-type="string">
            <text:p text:style-name="P79">exact</text:p>
          </table:table-cell>
        </table:table-row>
        <table:table-row>
          <table:table-cell table:style-name="Table3.A2" office:value-type="string">
            <text:p text:style-name="P67">Solution(0, 0, 1) = 2.3862</text:p>
            <text:p text:style-name="P68">solution(0, 0, <text:span text:style-name="T18">2</text:span>) = -2.3862</text:p>
          </table:table-cell>
          <table:table-cell table:style-name="Table3.B2" office:value-type="string">
            <text:p text:style-name="P80"><text:span text:style-name="T15">S(0, 0, 1) = </text:span>2.3863</text:p>
            <text:p text:style-name="P80"><text:span text:style-name="T15">S(0, 0, 2) = </text:span><text:bookmark text:name="cwos1"/>-2.3863</text:p>
          </table:table-cell>
        </table:table-row>
        <table:table-row>
          <table:table-cell table:style-name="Table3.A2" office:value-type="string">
            <text:p text:style-name="P69">solution_int_l(:)</text:p>
            <text:p text:style-name="P69">6.0715594534408490 <text:s text:c="6"/>-6.0715594534408490 <text:s text:c="7"/>0.0000000000000000</text:p>
            <text:p text:style-name="P70">solution_int_r(:)</text:p>
            <text:p text:style-name="P70">6.0715594534408499 <text:s text:c="6"/>-6.0715594534408499 <text:s text:c="7"/>0.0000000000000000 </text:p>
          </table:table-cell>
          <table:table-cell table:style-name="Table3.B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71">solution_ext_l</text:p>
            <text:p text:style-name="P71">3.1415926535897931 <text:s text:c="6"/>-3.1415926535897931 <text:s text:c="7"/>0.0000000000000000 </text:p>
            <text:p text:style-name="P71"/>
            <text:p text:style-name="P72">solution_e<text:span text:style-name="T17">xt_r</text:span></text:p>
            <text:p text:style-name="P72">3.1415926535897931 <text:s text:c="6"/>-3.1415926535897931 <text:s text:c="7"/>0.0000000000000000</text:p>
          </table:table-cell>
          <table:table-cell table:style-name="Table3.B2" office:value-type="string">
            <text:p text:style-name="P81">solution_ext_l</text:p>
            <text:p text:style-name="P86">3.1415, -<text:span text:style-name="T16">3.1415, 0.0</text:span></text:p>
            <text:p text:style-name="P81"/>
          </table:table-cell>
        </table:table-row>
        <table:table-row>
          <table:table-cell table:style-name="Table3.A2" office:value-type="string">
            <text:p text:style-name="P71">u_l <text:s/>-3.1415926535897931 <text:s text:c="5"/>u_r <text:s/>-6.0715594534408490 <text:s text:c="4"/></text:p>
            <text:p text:style-name="P71"><text:s/>v_l <text:s text:c="2"/>0.0000000000000000 <text:s text:c="5"/>v_r <text:s text:c="2"/>0.0000000000000000 <text:s text:c="4"/></text:p>
            <text:p text:style-name="P71"><text:s/>w_l <text:s/>0.92015118451061007 <text:s text:c="5"/>w_r <text:s text:c="2"/>10.364800315346162 <text:s/></text:p>
          </table:table-cell>
          <table:table-cell table:style-name="Table3.B2" office:value-type="string">
            <text:p text:style-name="P82">Correct</text:p>
          </table:table-cell>
        </table:table-row>
        <table:table-row>
          <table:table-cell table:style-name="Table3.A2" office:value-type="string">
            <text:p text:style-name="P71">n_flux_<text:span text:style-name="T19">l</text:span> <text:s/>-4.7223245654177761 <text:s text:c="7"/>3.9898328654550124 <text:s text:c="7"/><text:span text:style-name="T12">3.9898328654550124</text:span></text:p>
          </table:table-cell>
          <table:table-cell table:style-name="Table3.B2" office:value-type="string">
            <text:p text:style-name="P84">n_flux(3) != 0</text:p>
            <text:p text:style-name="P85">change kx, and ky</text:p>
          </table:table-cell>
        </table:table-row>
        <table:table-row>
          <table:table-cell table:style-name="Table3.A2" office:value-type="string">
            <text:p text:style-name="P53">flux_x(0, :)</text:p>
            <text:p text:style-name="P54">-2.3862986106285931 <text:s text:c="7"/>2.3862986106285931 <text:s text:c="7"/>0.0000000000000000 </text:p>
          </table:table-cell>
          <table:table-cell table:style-name="Table3.B2" office:value-type="string">
            <text:p text:style-name="P83"/>
          </table:table-cell>
        </table:table-row>
        <text:soft-page-break/>
        <table:table-row>
          <table:table-cell table:style-name="Table3.A2" office:value-type="string">
            <text:p text:style-name="P53"/>
            <text:p text:style-name="P53">0.16392468143140926 <text:s text:c="5"/>-0.16392468143140926 <text:s text:c="7"/>0.0000000000000000 <text:s text:c="4"/></text:p>
            <text:p text:style-name="P53"/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55">flux_der(0, :)</text:p>
            <text:p text:style-name="P53">-13.012412601274463 <text:s text:c="7"/>11.310255708159897 <text:s text:c="7"/>11.474180389591305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3">n_flux_l(:)</text:p>
            <text:p text:style-name="P73">-6.0715594534408490 <text:s text:c="7"/>6.0715594534408490 <text:s text:c="7"/>0.0000000000000000 <text:s/></text:p>
            <text:p text:style-name="P75">n_flux_r</text:p>
            <text:p text:style-name="P75">n_flux <text:s/>-3.1415926535897931 <text:s text:c="7"/>3.1415926535897931 <text:s text:c="7"/>0.0000000000000000 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3">nflux_y_d<text:span text:style-name="T20">(:)</text:span></text:p>
            <text:p text:style-name="P73">3.1415926535897931 <text:s text:c="6"/>-3.1415926535897931 <text:s text:c="6"/>-0.0000000000000000</text:p>
            <text:p text:style-name="P74">nflux_y_<text:span text:style-name="T20">u(:)</text:span></text:p>
            <text:p text:style-name="P73">-2.3862986106285931 <text:s text:c="7"/>2.3862986106285931 <text:s text:c="7"/>0.0000000000000000 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6">flux_y</text:p>
            <text:p text:style-name="P73">0.0000000000000000 <text:s text:c="7"/>0.0000000000000000 <text:s text:c="7"/><text:span text:style-name="T12">2.3862986106285931 </text:span></text:p>
            <text:p text:style-name="P78">flux_y(0, 0, :)</text:p>
            <text:p text:style-name="P78">0.0000000000000000 <text:s text:c="7"/>0.0000000000000000 <text:s text:c="7"/>2.3862986106285931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6">m_first_der_y</text:p>
            <text:p text:style-name="P76">1.9364916731037083 <text:s text:c="6"/>-1.6137430609197574 <text:s text:c="6"/>0.64549722436790280 <text:s text:c="7"/>1.0327955589886442 <text:s text:c="6"/>-0.0000000000000000 <text:s text:c="6"/>-1.0327955589886442 <text:s text:c="5"/>-0.64549722436790280 <text:s text:c="7"/>1.6137430609197574 <text:s text:c="6"/>-1.9364916731037083 </text:p>
          </table:table-cell>
          <table:table-cell table:style-name="Table3.B2" office:value-type="string">
            <text:p text:style-name="P83"/>
          </table:table-cell>
        </table:table-row>
        <table:table-row>
          <table:table-cell table:style-name="Table3.A2" office:value-type="string">
            <text:p text:style-name="P77">flux_der_y</text:p>
            <text:p text:style-name="P76"><text:soft-page-break/>-7.1588958318857765 <text:s text:c="7"/>7.1588958318857765 <text:s text:c="7"/>5.5452568668254614 <text:s text:c="2"/></text:p>
          </table:table-cell>
          <table:table-cell table:style-name="Table3.B2" office:value-type="string">
            <text:p text:style-name="P83"/>
          </table:table-cell>
        </table:table-row>
      </table:table>
      <text:p text:style-name="P66"/>
      <text:p text:style-name="P92">Comment time derivative in y direction, <text:span text:style-name="T21">only focus on x 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7">Initial solution<text:span text:style-name="T22">(:, :, 1)</text:span>:</text:p>
            <text:p text:style-name="P87"><text:s/>2.3862986106285931 <text:s text:c="7"/>2.3862986106285931 2.3862986106285931 <text:s text:c="2"/></text:p>
            <text:p text:style-name="P87"><text:s text:c="2"/></text:p>
            <text:p text:style-name="P87"><text:s text:c="2"/>-3.1415926535897931 <text:s text:c="6"/>-3.1415926535897931 <text:s text:c="6"/>-3.1415926535897931 </text:p>
            <text:p text:style-name="P87"><text:s text:c="4"/></text:p>
            <text:p text:style-name="P87"><text:s text:c="3"/>2.3862986106285931 <text:s text:c="7"/>2.3862986106285931 2.3862986106285931 </text:p>
            <text:p text:style-name="P87"/>
            <text:p text:style-name="P88">(:, :, 2)</text:p>
            <text:p text:style-name="P88"><text:s/>-2.3862986106285931 <text:s text:c="6"/>-2.3862986106285931 -2.3862986106285931 <text:s text:c="4"/></text:p>
            <text:p text:style-name="P88"/>
            <text:p text:style-name="P88"><text:s text:c="3"/>3.1415926535897931 <text:s text:c="7"/>3.1415926535897931 3.1415926535897931 <text:s text:c="4"/></text:p>
            <text:p text:style-name="P88"/>
            <text:p text:style-name="P88"><text:s text:c="2"/>-2.3862986106285931 <text:s text:c="6"/>-2.3862986106285931 <text:s text:c="6"/>-2.3862986106285931 </text:p>
          </table:table-cell>
          <table:table-cell table:style-name="Table4.B1" office:value-type="string">
            <text:p text:style-name="P89">P and u should be in the same magnitude but opposite direction</text:p>
            <text:p text:style-name="P89"/>
            <text:p text:style-name="P89"/>
          </table:table-cell>
        </table:table-row>
      </table:table>
      <text:p text:style-name="P93"/>
      <text:p text:style-name="P93">Change index format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90">Initial solution(:, :, 1)</text:p>
            <text:p text:style-name="Table_20_Contents">2.3862986106285931 <text:s text:c="6"/>-3.1415926535897931 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/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91">Initial solution(:, :, <text:span text:style-name="T23">2</text:span>)</text:p>
            <text:p text:style-name="P90">-2.3862986106285931 <text:s text:c="7"/>3.1415926535897931 <text:s text:c="6"/>-2.3862986106285931 <text:s text:c="4"/></text:p>
            <text:p text:style-name="P90"><text:s text:c="2"/>-2.3862986106285931 <text:s text:c="7"/>3.1415926535897931 <text:s text:c="6"/>-2.3862986106285931 <text:s text:c="4"/></text:p>
            <text:p text:style-name="P90"><text:s text:c="2"/>-2.3862986106285931 <text:s text:c="7"/>3.1415926535897931 <text:s text:c="6"/>-2.3862986106285931 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93"/>
      <text:p text:style-name="P94">Change back...</text:p>
      <table:table table:name="Table6" table:style-name="Table6">
        <table:table-column table:style-name="Table6.A" table:number-columns-repeated="2"/>
        <text:soft-page-break/>
        <table:table-row>
          <table:table-cell table:style-name="Table6.A1" office:value-type="string">
            <text:p text:style-name="P87">Initial solution<text:span text:style-name="T22">(:, :, 1)</text:span>:</text:p>
            <text:p text:style-name="P87"><text:s/>2.3862986106285931 <text:s text:c="7"/>2.3862986106285931 2.3862986106285931 <text:s text:c="2"/></text:p>
            <text:p text:style-name="P87"><text:s text:c="2"/></text:p>
            <text:p text:style-name="P87"><text:s text:c="2"/>-3.1415926535897931 <text:s text:c="6"/>-3.1415926535897931 <text:s text:c="6"/>-3.1415926535897931 </text:p>
            <text:p text:style-name="P87"><text:s text:c="4"/></text:p>
            <text:p text:style-name="P87"><text:s text:c="3"/>2.3862986106285931 <text:s text:c="7"/>2.3862986106285931 2.3862986106285931 </text:p>
            <text:p text:style-name="P87"/>
            <text:p text:style-name="P88">(:, :, 2)</text:p>
            <text:p text:style-name="P88"><text:s/>-2.3862986106285931 <text:s text:c="6"/>-2.3862986106285931 -2.3862986106285931 <text:s text:c="4"/></text:p>
            <text:p text:style-name="P88"/>
            <text:p text:style-name="P88"><text:s text:c="3"/>3.1415926535897931 <text:s text:c="7"/>3.1415926535897931 3.1415926535897931 <text:s text:c="4"/></text:p>
            <text:p text:style-name="P88"/>
            <text:p text:style-name="P88"><text:s text:c="2"/>-2.3862986106285931 <text:s text:c="6"/>-2.3862986106285931 <text:s text:c="6"/>-2.3862986106285931 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94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2T21:04:15.150825853</dc:date>
    <meta:editing-duration>PT14H20M19S</meta:editing-duration>
    <meta:editing-cycles>114</meta:editing-cycles>
    <meta:generator>LibreOffice/6.0.7.3$Linux_X86_64 LibreOffice_project/00m0$Build-3</meta:generator>
    <meta:document-statistic meta:table-count="6" meta:image-count="0" meta:object-count="0" meta:page-count="10" meta:paragraph-count="226" meta:word-count="804" meta:character-count="11013" meta:non-whitespace-character-count="8946"/>
  </office:meta>
</office:document-meta>
</file>